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73</meta:editing-cycles>
    <meta:creation-date>2018-10-19T14:39:00</meta:creation-date>
    <dc:date>2018-11-21T16:57:07.12</dc:date>
    <meta:editing-duration>P1DT15H45M59S</meta:editing-duration>
    <meta:generator>OpenOffice/4.1.5$Win32 OpenOffice.org_project/415m1$Build-9789</meta:generator>
    <meta:document-statistic meta:table-count="0" meta:image-count="0" meta:object-count="0" meta:page-count="13" meta:paragraph-count="177" meta:word-count="2879" meta:character-count="162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